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style:font-name-asian="Times New Roman" style:language-asian="fi" style:country-asian="FI" style:font-name-complex="Arial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style:font-name-complex="Arial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Arial" fo:language="en" fo:country="US" style:font-name-asian="Times New Roman" style:language-asian="fi" style:country-asian="FI" style:font-name-complex="Ari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6" style:family="paragraph" style:parent-style-name="Otsikko_20_1" style:master-page-name="MP0">
      <style:paragraph-properties style:page-number="auto" fo:break-before="pag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language="en" fo:country="US" style:font-name-asian="Times New Roman" style:language-asian="fi" style:country-asian="FI" style:font-name-complex="Ari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language="en" fo:country="US" officeooo:paragraph-rsid="0006af2a" style:font-name-asian="Times New Roman" style:language-asian="fi" style:country-asian="FI" style:font-name-complex="Arial"/>
    </style:style>
    <style:style style:name="P9" style:family="paragraph" style:parent-style-name="Standard" style:list-style-name="L2">
      <style:paragraph-properties fo:margin-top="0cm" fo:margin-bottom="0cm" loext:contextual-spacing="false" fo:line-height="100%"/>
      <style:text-properties fo:color="#000000" style:font-name="Arial" fo:language="en" fo:country="US" officeooo:paragraph-rsid="0006af2a" style:font-name-asian="Times New Roman" style:language-asian="fi" style:country-asian="FI" style:font-name-complex="Arial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T1" style:family="text">
      <style:text-properties style:font-name="Arial" fo:font-size="11pt" fo:language="en" fo:country="US" style:font-name-asian="Times New Roman" style:font-size-asian="11pt" style:language-asian="fi" style:country-asian="FI" style:font-name-complex="Arial" style:font-size-complex="11pt"/>
    </style:style>
    <style:style style:name="T2" style:family="text">
      <style:text-properties style:font-name="Arial" fo:font-size="11pt" fo:language="en" fo:country="US" officeooo:rsid="0006af2a" style:font-name-asian="Times New Roman" style:font-size-asian="11pt" style:language-asian="fi" style:country-asian="FI" style:font-name-complex="Arial" style:font-size-complex="11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6af2a" style:font-name-complex="Arial"/>
    </style:style>
    <style:style style:name="T5" style:family="text">
      <style:text-properties style:font-name="Arial" fo:language="en" fo:country="US" style:font-name-asian="Times New Roman" style:language-asian="fi" style:country-asian="FI" style:font-name-complex="Arial"/>
    </style:style>
    <style:style style:name="T6" style:family="text">
      <style:text-properties style:font-name="Arial" fo:language="en" fo:country="US" style:font-name-complex="Arial"/>
    </style:style>
    <style:style style:name="T7" style:family="text">
      <style:text-properties fo:color="#000000" style:font-name="Arial" fo:language="en" fo:country="US" style:font-name-asian="Times New Roman" style:language-asian="fi" style:country-asian="FI" style:font-name-complex="Arial"/>
    </style:style>
    <style:style style:name="T8" style:family="text">
      <style:text-properties fo:color="#000000" style:font-name="Arial" fo:language="en" fo:country="US" officeooo:rsid="0006af2a" style:font-name-asian="Times New Roman" style:language-asian="fi" style:country-asian="FI" style:font-name-complex="Arial"/>
    </style:style>
    <style:style style:name="T9" style:family="text">
      <style:text-properties fo:color="#000000" style:text-position="super 64%" style:font-name="Arial" fo:language="en" fo:country="US" style:font-name-asian="Times New Roman" style:language-asian="fi" style:country-asian="FI" style:font-name-complex="Arial"/>
    </style:style>
    <style:style style:name="T10" style:family="text">
      <style:text-properties fo:language="en" fo:country="US"/>
    </style:style>
    <style:style style:name="T11" style:family="text">
      <style:text-properties officeooo:rsid="0006af2a"/>
    </style:style>
    <text:list-style style:name="L1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Kappaleen_20_oletusfontti"><text:span text:style-name="T1">DC SRAP meeting 1</text:span></text:span><text:span text:style-name="Kappaleen_20_oletusfontti"><text:span text:style-name="T2">6</text:span></text:span></text:h>
      <text:p text:style-name="P1"/>
      <text:p text:style-name="P3"><text:span text:style-name="Kappaleen_20_oletusfontti"><text:span text:style-name="T7">Time: </text:span></text:span><text:span text:style-name="Kappaleen_20_oletusfontti"><text:span text:style-name="T3">2022-05-</text:span></text:span><text:span text:style-name="Kappaleen_20_oletusfontti"><text:span text:style-name="T4">31</text:span></text:span><text:span text:style-name="Kappaleen_20_oletusfontti"><text:span text:style-name="T3">, 13:00-14:00 UTC</text:span></text:span><text:span text:style-name="Kappaleen_20_oletusfontti"><text:span text:style-name="T7">, 15.00-16.00 CEST </text:span></text:span></text:p>
      <text:p text:style-name="P3"><text:span text:style-name="Kappaleen_20_oletusfontti"><text:span text:style-name="T7">Place: Zoom,</text:span></text:span><text:span text:style-name="Kappaleen_20_oletusfontti"><text:span text:style-name="T5"> https://helsinki.zoom.us/j/67810295086?pwd=NmJXWGNUZkhJeitSakZ2MEVlRm0yZz09</text:span></text:span></text:p>
      <text:p text:style-name="P1"/>
      <text:p text:style-name="P3"><text:span text:style-name="Kappaleen_20_oletusfontti"><text:span text:style-name="T7">1. Opening of the meeting</text:span></text:span></text:p>
      <text:p text:style-name="P4"/>
      <text:p text:style-name="P3"><text:span text:style-name="Kappaleen_20_oletusfontti"><text:span text:style-name="T7">2. Appointment of the minutes taker (Osma will act as the chair)</text:span></text:span></text:p>
      <text:p text:style-name="P4"/>
      <text:p text:style-name="P3"><text:span text:style-name="Kappaleen_20_oletusfontti"><text:span text:style-name="T7">3. Approval of the agenda</text:span></text:span></text:p>
      <text:p text:style-name="P4"/>
      <text:p text:style-name="P3"><text:span text:style-name="Kappaleen_20_oletusfontti"><text:span text:style-name="T7">4. Minutes of the previous meeting (2022-05-</text:span></text:span><text:span text:style-name="Kappaleen_20_oletusfontti"><text:span text:style-name="T8">17, number 15</text:span></text:span><text:span text:style-name="Kappaleen_20_oletusfontti"><text:span text:style-name="T7">)</text:span></text:span></text:p>
      <text:p text:style-name="P5"/>
      <text:p text:style-name="P3"><text:span text:style-name="Kappaleen_20_oletusfontti"><text:span text:style-name="T7">See </text:span></text:span><text:span text:style-name="Hyperlinkki"><text:span text:style-name="T5">https://github.com/dcmi/dc-srap/blob/main/meetings/2022-05-17.srap_meeting_15.md</text:span></text:span></text:p>
      <text:p text:style-name="P4"/>
      <text:p text:style-name="P3"><text:span text:style-name="T7">5. </text:span><text:span text:style-name="T8">R</text:span><text:span text:style-name="T7">ole-specific SRAP terms</text:span></text:p>
      <text:p text:style-name="P4"/>
      <text:p text:style-name="P8"><text:span text:style-name="Kappaleen_20_oletusfontti"><text:span text:style-name="T11">In the previous meeting, we agreed on using separate RDF properties for roles such as , possibly from the LC list of MARC relator codes even though they are generally not declared as RDF properties.</text:span></text:span></text:p>
      <text:p text:style-name="P8"><text:span text:style-name="Kappaleen_20_oletusfontti"/></text:p>
      <text:p text:style-name="P8"><text:span text:style-name="Kappaleen_20_oletusfontti"><text:span text:style-name="T11">List of role-specific terms/properties in SRAP:</text:span></text:span></text:p>
      <text:list xml:id="list2225635342" text:style-name="L2">
        <text:list-item>
          <text:p text:style-name="P9"><text:span text:style-name="Kappaleen_20_oletusfontti"><text:span text:style-name="T11">Degree supervisor </text:span></text:span><text:a xlink:type="simple" xlink:href="http://id.loc.gov/vocabulary/relators/dgs" text:style-name="Internet_20_link" text:visited-style-name="Visited_20_Internet_20_Link"><text:span text:style-name="Kappaleen_20_oletusfontti"><text:span text:style-name="T11">http://id.loc.gov/vocabulary/relators/dgs</text:span></text:span></text:a><text:span text:style-name="Kappaleen_20_oletusfontti"><text:span text:style-name="T11"> </text:span></text:span></text:p>
        </text:list-item>
        <text:list-item>
          <text:p text:style-name="P9"><text:span text:style-name="Kappaleen_20_oletusfontti"><text:span text:style-name="T11">Editor </text:span></text:span><text:a xlink:type="simple" xlink:href="https://id.loc.gov/vocabulary/relators/edt" text:style-name="Internet_20_link" text:visited-style-name="Visited_20_Internet_20_Link"><text:span text:style-name="Kappaleen_20_oletusfontti"><text:span text:style-name="T11">https://id.loc.gov/vocabulary/relators/edt</text:span></text:span></text:a><text:span text:style-name="Kappaleen_20_oletusfontti"><text:span text:style-name="T11"> </text:span></text:span></text:p>
        </text:list-item>
        <text:list-item>
          <text:p text:style-name="P9"><text:span text:style-name="Kappaleen_20_oletusfontti"><text:span text:style-name="T11">Funder </text:span></text:span><text:a xlink:type="simple" xlink:href="https://id.loc.gov/vocabulary/relators/fnd" text:style-name="Internet_20_link" text:visited-style-name="Visited_20_Internet_20_Link"><text:span text:style-name="Kappaleen_20_oletusfontti"><text:span text:style-name="T11">https://id.loc.gov/vocabulary/relators/fnd</text:span></text:span></text:a><text:span text:style-name="Kappaleen_20_oletusfontti"><text:span text:style-name="T11"> </text:span></text:span></text:p>
        </text:list-item>
        <text:list-item>
          <text:p text:style-name="P9"><text:span text:style-name="Kappaleen_20_oletusfontti"><text:span text:style-name="T11">Opponent </text:span></text:span><text:a xlink:type="simple" xlink:href="http://id.loc.gov/vocabulary/relators/opn" text:style-name="Internet_20_link" text:visited-style-name="Visited_20_Internet_20_Link"><text:span text:style-name="Kappaleen_20_oletusfontti"><text:span text:style-name="T11">http://id.loc.gov/vocabulary/relators/opn</text:span></text:span></text:a><text:span text:style-name="Kappaleen_20_oletusfontti"><text:span text:style-name="T11"> </text:span></text:span></text:p>
        </text:list-item>
      </text:list>
      <text:p text:style-name="P8"><text:span text:style-name="Kappaleen_20_oletusfontti"/></text:p>
      <text:p text:style-name="P8"><text:span text:style-name="Kappaleen_20_oletusfontti"><text:span text:style-name="T11">Examples of how to use these in RDF and/or XML?</text:span></text:span></text:p>
      <text:p text:style-name="P5"/>
      <text:p text:style-name="P3"><text:span text:style-name="Kappaleen_20_oletusfontti"><text:span text:style-name="T7">6. </text:span></text:span><text:span text:style-name="Kappaleen_20_oletusfontti"><text:span text:style-name="T6">Affiliation information</text:span></text:span></text:p>
      <text:p text:style-name="P5"/>
      <text:p text:style-name="P3"><text:span text:style-name="Kappaleen_20_oletusfontti"><text:span text:style-name="T6">See </text:span></text:span><text:a xlink:type="simple" xlink:href="https://github.com/dcmi/dc-srap/issues/3" office:target-frame-name="_top" xlink:show="replace" text:style-name="Internet_20_link" text:visited-style-name="Visited_20_Internet_20_Link"><text:span text:style-name="Kappaleen_20_oletusfontti"><text:span text:style-name="T6">https://github.com/dcmi/dc-srap/issues/3</text:span></text:span></text:a></text:p>
      <text:p text:style-name="P2"/>
      <text:p text:style-name="P2">Description of the new class and properties in a Markdown snippet (Osma)</text:p>
      <text:p text:style-name="P5"/>
      <text:p text:style-name="P3"><text:span text:style-name="Kappaleen_20_oletusfontti"><text:span text:style-name="T6">There is an example (by Osma) of expressing affiliation information in XML:</text:span></text:span></text:p>
      <text:p text:style-name="P3"><text:a xlink:type="simple" xlink:href="https://github.com/dcmi/dc-srap/blob/main/profile/affiliation-example.xml" office:target-frame-name="_top" xlink:show="replace" text:style-name="Internet_20_link" text:visited-style-name="Visited_20_Internet_20_Link"><text:span text:style-name="Kappaleen_20_oletusfontti"><text:span text:style-name="T6">https://github.com/dcmi/dc-srap/blob/main/profile/affiliation-example.xml</text:span></text:span></text:a></text:p>
      <text:p text:style-name="P4"/>
      <text:p text:style-name="P8">7. Describing creator-related PIDs (ORCID, ISNI, ROR) in Dublin Core</text:p>
      <text:p text:style-name="P8"/>
      <text:p text:style-name="P8"><text:span text:style-name="T11">S</text:span>tatus of the WG (Alasdair)</text:p>
      <text:p text:style-name="P4"/>
      <text:p text:style-name="P3"><text:span text:style-name="Kappaleen_20_oletusfontti"><text:span text:style-name="T8">8</text:span></text:span><text:span text:style-name="Kappaleen_20_oletusfontti"><text:span text:style-name="T7">. Any other business</text:span></text:span></text:p>
      <text:p text:style-name="P4"/>
      <text:p text:style-name="P3"><text:span text:style-name="Kappaleen_20_oletusfontti"><text:span text:style-name="T8">8</text:span></text:span><text:span text:style-name="Kappaleen_20_oletusfontti"><text:span text:style-name="T7">.1 Drafting the SRAP specification in Markdown</text:span></text:span></text:p>
      <text:p text:style-name="P5"/>
      <text:p text:style-name="P3"><text:span text:style-name="Kappaleen_20_oletusfontti"><text:span text:style-name="T7">Snippets created after the 14</text:span></text:span><text:span text:style-name="Kappaleen_20_oletusfontti"><text:span text:style-name="T9">th</text:span></text:span><text:span text:style-name="Kappaleen_20_oletusfontti"><text:span text:style-name="T7"> meeting (if any). </text:span></text:span></text:p>
      <text:p text:style-name="P4"/>
      <text:p text:style-name="P4"><text:span text:style-name="T11">8</text:span>.<text:span text:style-name="T11">2</text:span> Future work items</text:p>
      <text:p text:style-name="P4"/>
      <text:p text:style-name="P3"><text:span text:style-name="Kappaleen_20_oletusfontti"><text:span text:style-name="T8">9</text:span></text:span><text:span text:style-name="Kappaleen_20_oletusfontti"><text:span text:style-name="T7">. Next meeting</text:span></text:span></text:p>
      <text:p text:style-name="P4"/>
      <text:p text:style-name="P3"><text:span text:style-name="Kappaleen_20_oletusfontti"><text:span text:style-name="T7">Scheduled to take place 2022-0</text:span></text:span><text:span text:style-name="Kappaleen_20_oletusfontti"><text:span text:style-name="T8">6</text:span></text:span><text:span text:style-name="Kappaleen_20_oletusfontti"><text:span text:style-name="T7">-</text:span></text:span><text:span text:style-name="Kappaleen_20_oletusfontti"><text:span text:style-name="T8">14</text:span></text:span><text:span text:style-name="Kappaleen_20_oletusfontti"><text:span text:style-name="T7">, 13:00-14:00 UTC</text:span></text:span></text:p>
      <text:p text:style-name="P4"><text:soft-page-break/></text:p>
      <text:p text:style-name="P3"><text:span text:style-name="Kappaleen_20_oletusfontti"><text:span text:style-name="T8">10</text:span></text:span><text:span text:style-name="Kappaleen_20_oletusfontti"><text:span text:style-name="T7">. Closure of the meetin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i" fo:country="F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i" fo:country="F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/>
      <style:text-properties fo:hyphenate="false" loext:hyphenation-no-caps="false"/>
    </style:style>
    <style:style style:name="Otsikko_20_1" style:display-name="Otsikko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F" style:font-family-asian="F" style:font-family-generic-asian="system" style:font-pitch-asian="variable" style:font-size-asian="16pt" style:font-size-complex="16pt" fo:hyphenate="false" loext:hyphenation-no-caps="false"/>
    </style:style>
    <style:style style:name="Normaali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uettelo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Kuvaotsikko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Normaali_20__28_WWW_29_" style:display-name="Normaali (WWW)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i" style:country-asian="FI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uettelokappal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Kappaleen_20_oletusfontti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tsikko_20_1_20_Char" style:display-name="Otsikko 1 Char" style:family="text" style:parent-style-name="Kappaleen_20_oletusfontti">
      <style:text-properties fo:color="#2e74b5" style:font-name="Calibri Light" fo:font-family="'Calibri Light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Ratkaisematon_20_maininta" style:display-name="Ratkaisematon maininta" style:family="text" style:parent-style-name="Kappaleen_20_oletusfontti">
      <style:text-properties fo:color="#605e5c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ki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lator-code" style:family="text" style:parent-style-name="Kappaleen_20_oletusfontti"/>
    <style:style style:name="WW_5f_CharLFO12LVL1" style:display-name="WW_CharLFO12LVL1" style:family="text">
      <style:text-properties fo:font-size="10pt" style:font-size-asian="10pt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fo:font-size="10pt" style:font-size-asian="10pt"/>
    </style:style>
    <style:style style:name="WW_5f_CharLFO12LVL4" style:display-name="WW_CharLFO12LVL4" style:family="text">
      <style:text-properties fo:font-size="10pt" style:font-size-asian="10pt"/>
    </style:style>
    <style:style style:name="WW_5f_CharLFO12LVL5" style:display-name="WW_CharLFO12LVL5" style:family="text">
      <style:text-properties fo:font-size="10pt" style:font-size-asian="10pt"/>
    </style:style>
    <style:style style:name="WW_5f_CharLFO12LVL6" style:display-name="WW_CharLFO12LVL6" style:family="text">
      <style:text-properties fo:font-size="10pt" style:font-size-asian="10pt"/>
    </style:style>
    <style:style style:name="WW_5f_CharLFO12LVL7" style:display-name="WW_CharLFO12LVL7" style:family="text">
      <style:text-properties fo:font-size="10pt" style:font-size-asian="10pt"/>
    </style:style>
    <style:style style:name="WW_5f_CharLFO12LVL8" style:display-name="WW_CharLFO12LVL8" style:family="text">
      <style:text-properties fo:font-size="10pt" style:font-size-asian="10pt"/>
    </style:style>
    <style:style style:name="WW_5f_CharLFO12LVL9" style:display-name="WW_CharLFO12LVL9" style:family="text">
      <style:text-properties fo:font-size="10pt" style:font-size-asian="10pt"/>
    </style:style>
    <style:style style:name="WW_5f_CharLFO13LVL1" style:display-name="WW_CharLFO13LVL1" style:family="text">
      <style:text-properties fo:font-size="10pt" style:font-size-asian="10pt"/>
    </style:style>
    <style:style style:name="WW_5f_CharLFO13LVL2" style:display-name="WW_CharLFO13LVL2" style:family="text">
      <style:text-properties fo:font-size="10pt" style:font-size-asian="10pt"/>
    </style:style>
    <style:style style:name="WW_5f_CharLFO13LVL3" style:display-name="WW_CharLFO13LVL3" style:family="text">
      <style:text-properties fo:font-size="10pt" style:font-size-asian="10pt"/>
    </style:style>
    <style:style style:name="WW_5f_CharLFO13LVL4" style:display-name="WW_CharLFO13LVL4" style:family="text">
      <style:text-properties fo:font-size="10pt" style:font-size-asian="10pt"/>
    </style:style>
    <style:style style:name="WW_5f_CharLFO13LVL5" style:display-name="WW_CharLFO13LVL5" style:family="text">
      <style:text-properties fo:font-size="10pt" style:font-size-asian="10pt"/>
    </style:style>
    <style:style style:name="WW_5f_CharLFO13LVL6" style:display-name="WW_CharLFO13LVL6" style:family="text">
      <style:text-properties fo:font-size="10pt" style:font-size-asian="10pt"/>
    </style:style>
    <style:style style:name="WW_5f_CharLFO13LVL7" style:display-name="WW_CharLFO13LVL7" style:family="text">
      <style:text-properties fo:font-size="10pt" style:font-size-asian="10pt"/>
    </style:style>
    <style:style style:name="WW_5f_CharLFO13LVL8" style:display-name="WW_CharLFO13LVL8" style:family="text">
      <style:text-properties fo:font-size="10pt" style:font-size-asian="10pt"/>
    </style:style>
    <style:style style:name="WW_5f_CharLFO13LVL9" style:display-name="WW_CharLFO13LVL9" style:family="text">
      <style:text-properties fo:font-size="10pt" style:font-size-asian="10pt"/>
    </style:style>
    <style:style style:name="WW_5f_CharLFO16LVL2" style:display-name="WW_CharLFO1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Hakala, Juha E</meta:initial-creator>
    <meta:creation-date>2022-05-13T11:42:00Z</meta:creation-date>
    <dc:date>2022-05-30T17:01:51.522193092</dc:date>
    <meta:editing-cycles>4</meta:editing-cycles>
    <meta:editing-duration>PT15M37S</meta:editing-duration>
    <meta:document-statistic meta:table-count="0" meta:image-count="0" meta:object-count="0" meta:page-count="2" meta:paragraph-count="30" meta:word-count="197" meta:character-count="1564" meta:non-whitespace-character-count="1395"/>
    <meta:user-defined meta:name="AppVersion">16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pid-2209127/DC%20SRAP%20meeting%2015.odt/Normal"/>
  </office:meta>
</office:document-meta>
</file>